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2c51" officeooo:paragraph-rsid="001d2c51"/>
    </style:style>
    <style:style style:name="P2" style:family="paragraph" style:parent-style-name="Standard">
      <style:text-properties officeooo:rsid="001d2c51" officeooo:paragraph-rsid="001d8dd2"/>
    </style:style>
    <style:style style:name="P3" style:family="paragraph" style:parent-style-name="Standard">
      <style:text-properties fo:font-weight="bold" officeooo:rsid="001d2c51" officeooo:paragraph-rsid="001ea585" style:font-weight-asian="bold" style:font-weight-complex="bold"/>
    </style:style>
    <style:style style:name="P4" style:family="paragraph" style:parent-style-name="Standard">
      <style:text-properties fo:font-weight="bold" officeooo:rsid="001ea585" officeooo:paragraph-rsid="001ea585" style:font-weight-asian="bold" style:font-weight-complex="bold"/>
    </style:style>
    <style:style style:name="P5" style:family="paragraph" style:parent-style-name="Standard">
      <style:text-properties fo:font-weight="bold" officeooo:rsid="001fe653" officeooo:paragraph-rsid="001fe653" style:font-weight-asian="bold" style:font-weight-complex="bold"/>
    </style:style>
    <style:style style:name="P6" style:family="paragraph" style:parent-style-name="Standard">
      <style:text-properties fo:font-weight="bold" officeooo:rsid="00223797" officeooo:paragraph-rsid="0020b3a1" style:font-weight-asian="bold" style:font-weight-complex="bold"/>
    </style:style>
    <style:style style:name="P7" style:family="paragraph" style:parent-style-name="Standard">
      <style:text-properties fo:font-weight="bold" officeooo:rsid="00223797" officeooo:paragraph-rsid="00288738" style:font-weight-asian="bold" style:font-weight-complex="bold"/>
    </style:style>
    <style:style style:name="P8" style:family="paragraph" style:parent-style-name="Standard">
      <style:text-properties fo:font-weight="bold" officeooo:rsid="0025cb0f" officeooo:paragraph-rsid="0025cb0f" style:font-weight-asian="bold" style:font-weight-complex="bold"/>
    </style:style>
    <style:style style:name="P9" style:family="paragraph" style:parent-style-name="Standard">
      <style:text-properties fo:font-weight="bold" officeooo:rsid="0025cb0f" officeooo:paragraph-rsid="00288738" style:font-weight-asian="bold" style:font-weight-complex="bold"/>
    </style:style>
    <style:style style:name="P10" style:family="paragraph" style:parent-style-name="Standard">
      <style:text-properties fo:font-weight="bold" officeooo:rsid="0025cb0f" officeooo:paragraph-rsid="003d9cd5" style:font-weight-asian="bold" style:font-weight-complex="bold"/>
    </style:style>
    <style:style style:name="P11" style:family="paragraph" style:parent-style-name="Standard">
      <style:text-properties fo:font-weight="bold" officeooo:rsid="0025cb0f" officeooo:paragraph-rsid="003fe057" style:font-weight-asian="bold" style:font-weight-complex="bold"/>
    </style:style>
    <style:style style:name="P12" style:family="paragraph" style:parent-style-name="Standard">
      <style:text-properties fo:font-weight="bold" officeooo:rsid="002cd8aa" officeooo:paragraph-rsid="002cd8aa" style:font-weight-asian="bold" style:font-weight-complex="bold"/>
    </style:style>
    <style:style style:name="P13" style:family="paragraph" style:parent-style-name="Standard">
      <style:text-properties fo:font-weight="bold" officeooo:rsid="003cc183" officeooo:paragraph-rsid="003cc183" style:font-weight-asian="bold" style:font-weight-complex="bold"/>
    </style:style>
    <style:style style:name="P14" style:family="paragraph" style:parent-style-name="Standard">
      <style:text-properties officeooo:rsid="001d8dd2" officeooo:paragraph-rsid="001d8dd2"/>
    </style:style>
    <style:style style:name="P15" style:family="paragraph" style:parent-style-name="Standard">
      <style:text-properties officeooo:rsid="001fe653" officeooo:paragraph-rsid="001fe653"/>
    </style:style>
    <style:style style:name="P16" style:family="paragraph" style:parent-style-name="Standard">
      <style:text-properties officeooo:rsid="0020b3a1" officeooo:paragraph-rsid="0020b3a1"/>
    </style:style>
    <style:style style:name="P17" style:family="paragraph" style:parent-style-name="Standard">
      <style:text-properties fo:font-weight="normal" officeooo:rsid="0025cb0f" officeooo:paragraph-rsid="0025cb0f" style:font-weight-asian="normal" style:font-weight-complex="normal"/>
    </style:style>
    <style:style style:name="P18" style:family="paragraph" style:parent-style-name="Standard">
      <style:text-properties fo:font-weight="normal" officeooo:rsid="00288738" officeooo:paragraph-rsid="00288738" style:font-weight-asian="normal" style:font-weight-complex="normal"/>
    </style:style>
    <style:style style:name="P19" style:family="paragraph" style:parent-style-name="Standard">
      <style:text-properties fo:font-weight="normal" officeooo:rsid="002cd8aa" officeooo:paragraph-rsid="002cd8aa" style:font-weight-asian="normal" style:font-weight-complex="normal"/>
    </style:style>
    <style:style style:name="P20" style:family="paragraph" style:parent-style-name="Standard">
      <style:text-properties fo:font-weight="normal" officeooo:rsid="0030a15c" officeooo:paragraph-rsid="0030a15c" style:font-weight-asian="normal" style:font-weight-complex="normal"/>
    </style:style>
    <style:style style:name="P21" style:family="paragraph" style:parent-style-name="Standard">
      <style:text-properties fo:font-weight="normal" officeooo:rsid="0030a15c" officeooo:paragraph-rsid="003fe057" style:font-weight-asian="normal" style:font-weight-complex="normal"/>
    </style:style>
    <style:style style:name="P22" style:family="paragraph" style:parent-style-name="Standard">
      <style:text-properties fo:font-weight="normal" officeooo:rsid="0034e627" officeooo:paragraph-rsid="0034e627" style:font-weight-asian="normal" style:font-weight-complex="normal"/>
    </style:style>
    <style:style style:name="P23" style:family="paragraph" style:parent-style-name="Standard">
      <style:text-properties fo:font-weight="normal" officeooo:rsid="003687b4" officeooo:paragraph-rsid="003687b4" style:font-weight-asian="normal" style:font-weight-complex="normal"/>
    </style:style>
    <style:style style:name="P24" style:family="paragraph" style:parent-style-name="Standard">
      <style:text-properties fo:font-weight="normal" officeooo:rsid="00386ac7" officeooo:paragraph-rsid="00386ac7" style:font-weight-asian="normal" style:font-weight-complex="normal"/>
    </style:style>
    <style:style style:name="P25" style:family="paragraph" style:parent-style-name="Standard">
      <style:text-properties fo:font-weight="normal" officeooo:rsid="003d9cd5" officeooo:paragraph-rsid="003d9cd5" style:font-weight-asian="normal" style:font-weight-complex="normal"/>
    </style:style>
    <style:style style:name="P26" style:family="paragraph" style:parent-style-name="Standard">
      <style:text-properties fo:font-weight="normal" officeooo:rsid="003ef6fe" officeooo:paragraph-rsid="003ef6fe" style:font-weight-asian="normal" style:font-weight-complex="normal"/>
    </style:style>
    <style:style style:name="P27" style:family="paragraph" style:parent-style-name="Standard">
      <style:text-properties fo:font-weight="normal" officeooo:rsid="003fe057" officeooo:paragraph-rsid="003fe057" style:font-weight-asian="normal" style:font-weight-complex="normal"/>
    </style:style>
    <style:style style:name="P28" style:family="paragraph" style:parent-style-name="Standard">
      <style:text-properties fo:font-weight="normal" officeooo:rsid="00409ef6" officeooo:paragraph-rsid="00409ef6" style:font-weight-asian="normal" style:font-weight-complex="normal"/>
    </style:style>
    <style:style style:name="P29" style:family="paragraph" style:parent-style-name="Standard">
      <style:text-properties fo:font-weight="normal" officeooo:rsid="0042da88" officeooo:paragraph-rsid="0042da88" style:font-weight-asian="normal" style:font-weight-complex="normal"/>
    </style:style>
    <style:style style:name="P30" style:family="paragraph" style:parent-style-name="Standard">
      <style:text-properties fo:font-size="14pt" fo:font-weight="bold" officeooo:rsid="00223797" officeooo:paragraph-rsid="0020b3a1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2ad29b" officeooo:paragraph-rsid="002ad29b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30a15c" officeooo:paragraph-rsid="0030a15c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3fe057" officeooo:paragraph-rsid="003fe057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8pt" fo:font-weight="bold" officeooo:rsid="00223797" officeooo:paragraph-rsid="0020b3a1" style:font-size-asian="18pt" style:font-weight-asian="bold" style:font-size-complex="18pt" style:font-weight-complex="bold"/>
    </style:style>
    <style:style style:name="P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88738" officeooo:paragraph-rsid="00288738" style:font-weight-asian="normal" style:font-weight-complex="normal"/>
    </style:style>
    <style:style style:name="T1" style:family="text">
      <style:text-properties officeooo:rsid="001ea585"/>
    </style:style>
    <style:style style:name="T2" style:family="text">
      <style:text-properties officeooo:rsid="00288738"/>
    </style:style>
    <style:style style:name="T3" style:family="text">
      <style:text-properties officeooo:rsid="0035912f"/>
    </style:style>
    <style:style style:name="T4" style:family="text">
      <style:text-properties officeooo:rsid="00395d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périmenter quelques commandes dans le terminal &gt; </text:span>Que c’est-il passé ?</text:p>
      <text:p text:style-name="P1"/>
      <text:p text:style-name="P1">Le fichier est maintenant tracké par Git, il est suivis.</text:p>
      <text:p text:style-name="P1"/>
      <text:p text:style-name="P4"><text:span text:style-name="T1">Comprendre les branches Git &gt; </text:span>Que c’est-il passé ?</text:p>
      <text:p text:style-name="P2"/>
      <text:p text:style-name="P14">Le fichier présent dans la branche Master est différent du fichier dans la branche ajout-texte. La branche ajout-texte possède une copie de README.md au moment de sa création et est modifié indépendamment de la version originale.</text:p>
      <text:p text:style-name="P14"/>
      <text:p text:style-name="P5">Ignorer des fichiers / dossiers &gt; Que c’est-il passé ?</text:p>
      <text:p text:style-name="P15"/>
      <text:p text:style-name="P16">Le dossier à été tracké par git car il contient un fichier .gitkeep.</text:p>
      <text:p text:style-name="P16"/>
      <text:p text:style-name="P34">TRAVAILLER A PLUSIEURS SUR GIT</text:p>
      <text:p text:style-name="P30"/>
      <text:p text:style-name="P31">Récupérer un dépot distant (sur GitHub)</text:p>
      <text:p text:style-name="P6"/>
      <text:p text:style-name="P8">Que s’est-il passé ?</text:p>
      <text:p text:style-name="P17"/>
      <text:p text:style-name="P18">On à récupérer une copie du contenu de la repository à l’adresse <text:a xlink:type="simple" xlink:href="https://github.com/mickaelandrieu/magnificient-website.git" text:style-name="Internet_20_link" text:visited-style-name="Visited_20_Internet_20_Link">https://github.com/mickaelandrieu/magnificient-website.git</text:a>.</text:p>
      <text:p text:style-name="P7"/>
      <text:p text:style-name="P9">Que s’est-il passé ? <text:span text:style-name="T2">(2)</text:span></text:p>
      <text:p text:style-name="P18"/>
      <text:p text:style-name="P18">On dispose de 2 remotes sur notre projet (git remtote), « origin » qui correspond à celle créer lors du clone et « mon-remote », créer manuellement juste après et qui correspond à la remote sur notre compte GitHub.</text:p>
      <text:p text:style-name="P18"/>
      <text:p text:style-name="P18">On observe que chacun des remote créer un lien pour le push (l’envoi des commits sur la remote) et un lien pour le fetch (la récupération des commits depuis le remote).</text:p>
      <text:p text:style-name="P18"/>
      <text:p text:style-name="P32">Envoyer du code vers un dépôt distant (sur GitHub)</text:p>
      <text:p text:style-name="P20"/>
      <text:p text:style-name="P10">Que s’est-il passé ?</text:p>
      <text:p text:style-name="P25"/>
      <text:p text:style-name="P26">Les modifications apportés on été faites sur le fichier README.md présent sur ma remote personnel qui est un fork de la remote <text:s/><text:a xlink:type="simple" xlink:href="https://github.com/mickaelandrieu/magnificient-website.git" text:style-name="Internet_20_link" text:visited-style-name="Visited_20_Internet_20_Link"><text:span text:style-name="T2">https://github.com/mickaelandrieu/magnificient-website.git</text:span></text:a><text:span text:style-name="T2">.</text:span></text:p>
      <text:p text:style-name="P26">Mes modifications se font ainsi sur ma repository et non sur l’originale.</text:p>
      <text:p text:style-name="P26"/>
      <text:p text:style-name="P33">Récupérer du code vers un dépôt distant (à partir de GitHub)</text:p>
      <text:p text:style-name="P21"/>
      <text:p text:style-name="P11">Que s’est-il passé ?</text:p>
      <text:p text:style-name="P27"/>
      <text:p text:style-name="P28">On à retrouver les modifications effectuées sur la remote, elles ont été appliquée à notre repo locale.</text:p>
      <text:p text:style-name="P28"/>
      <text:p text:style-name="P29">(Arrêté à « La différence entre git merge et git rebase »)</text:p>
      <text:p text:style-name="P35"/>
      <text:p text:style-name="P18"/>
      <text:p text:style-name="P13">Cours :</text:p>
      <text:p text:style-name="P12">À quoi sert Git ?</text:p>
      <text:p text:style-name="P19"><text:soft-page-break/></text:p>
      <text:p text:style-name="P22">Outils de versionning de modifications. Permet de gérer les modifications en sachant qui à effectué <text:span text:style-name="T3">une modification. On peu ainsi les supprimés.</text:span></text:p>
      <text:p text:style-name="P23">Branche = version du projet</text:p>
      <text:p text:style-name="P24">Commit = <text:span text:style-name="T4">référence au projet avec des modifications réalisées à ce moment là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00:33.302508885</meta:creation-date>
    <dc:date>2017-10-17T12:46:48.491649673</dc:date>
    <meta:editing-duration>PT3H46M6S</meta:editing-duration>
    <meta:editing-cycles>28</meta:editing-cycles>
    <meta:generator>LibreOffice/5.1.6.2.0$Linux_X86_64 LibreOffice_project/10$Build-2</meta:generator>
    <meta:document-statistic meta:table-count="0" meta:image-count="0" meta:object-count="0" meta:page-count="2" meta:paragraph-count="26" meta:word-count="331" meta:character-count="1991" meta:non-whitespace-character-count="1685"/>
  </office:meta>
</office:document-meta>
</file>